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">
      <style:graphic-properties draw:auto-grow-height="true" draw:auto-grow-width="false" fo:min-height="1.643cm" fo:min-width="0cm" loext:decorative="false"/>
      <style:paragraph-properties style:writing-mode="lr-tb"/>
    </style:style>
    <style:style style:name="gr3" style:family="graphic" style:parent-style-name="Default_20_Drawing_20_Style_5f_1">
      <style:graphic-properties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Default_20_Drawing_20_Style_5f_1">
      <style:graphic-properties draw:stroke="dash" svg:stroke-color="#7f7f7f" draw:marker-end="Arrowheads_20_2" draw:marker-end-width="0.3cm" draw:fill="none" draw:textarea-vertical-align="middle" loext:decorative="false"/>
    </style:style>
    <style:style style:name="gr5" style:family="graphic" style:parent-style-name="Default_20_Drawing_20_Style_5f_1">
      <style:graphic-properties draw:auto-grow-height="true" draw:auto-grow-width="true" fo:min-height="0.822cm" fo:min-width="6.6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1cm" fo:min-width="0cm" loext:decorative="false"/>
      <style:paragraph-properties style:writing-mode="lr-tb"/>
    </style:style>
    <style:style style:name="gr11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462cm" fo:min-width="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41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1.318cm" loext:decorative="false"/>
      <style:paragraph-properties style:writing-mode="lr-tb"/>
    </style:style>
    <style:style style:name="pr8" style:family="presentation" style:parent-style-name="Default-title">
      <style:graphic-properties fo:min-height="2.635cm" loext:decorative="false"/>
      <style:paragraph-properties style:writing-mode="lr-tb"/>
    </style:style>
    <style:style style:name="pr9" style:family="presentation" style:parent-style-name="Default-outline1">
      <style:graphic-properties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c9211e" loext:opacity="100%"/>
    </style:style>
    <style:style style:name="T5" style:family="text">
      <style:text-properties fo:color="#b4b4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style:text-position="33% 58%"/>
    </style:style>
    <style:style style:name="T8" style:family="text">
      <style:text-properties fo:color="#7f00fe" loext:opacity="100%"/>
    </style:style>
    <style:style style:name="T9" style:family="text">
      <style:text-properties style:text-position="super 58%"/>
    </style:style>
    <style:style style:name="T10" style:family="text">
      <style:text-properties style:text-position="33% 58%"/>
    </style:style>
    <style:style style:name="T11" style:family="text">
      <style:text-properties fo:color="#ff00ff" loext:opacity="100%"/>
    </style:style>
    <style:style style:name="T12" style:family="text">
      <style:text-properties fo:color="#e47200" loext:opacity="100%"/>
    </style:style>
    <style:style style:name="T13" style:family="text">
      <style:text-properties fo:color="#ff0000" loext:opacity="100%" style:text-position="super 58%"/>
    </style:style>
    <style:style style:name="T14" style:family="text">
      <style:text-properties fo:color="#ff0000" loext:opacity="100%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ff0000" loext:opacity="100%" style:text-position="super 58%" fo:font-weight="normal" style:font-weight-asian="normal" style:font-weight-complex="normal"/>
    </style:style>
    <style:style style:name="T18" style:family="text">
      <style:text-properties fo:font-size="18pt"/>
    </style:style>
    <style:style style:name="T19" style:family="text">
      <style:text-properties style:text-position="sub 58%"/>
    </style:style>
    <style:style style:name="T20" style:family="text">
      <style:text-properties fo:color="#ff0000" loext:opacity="100%" style:text-position="sub 58%" fo:font-weight="normal" style:font-weight-asian="normal" style:font-weight-complex="normal"/>
    </style:style>
    <style:style style:name="T21" style:family="text">
      <style:text-properties style:text-position="-8% 58%"/>
    </style:style>
    <style:style style:name="T22" style:family="text">
      <style:text-properties style:text-overline-style="solid" style:text-overline-width="auto" style:text-overline-color="font-color"/>
    </style:style>
    <style:style style:name="T23" style:family="text">
      <style:text-properties fo:color="#ff0000" loext:opacity="100%" style:text-position="-8% 58%"/>
    </style:style>
    <style:style style:name="T24" style:family="text">
      <style:text-properties fo:color="#dc0000" loext:opacity="100%"/>
    </style:style>
    <style:style style:name="T25" style:family="text">
      <style:text-properties fo:color="#00caca" loext:opacity="100%"/>
    </style:style>
    <style:style style:name="T26" style:family="text">
      <style:text-properties fo:color="#c462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áquinas de Turing e Recursividade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áquina de Turing (MT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1900: desafio intelectual do programa de Hilbert</text:p>
                <text:list>
                  <text:list-item>
                    <text:p>Provar a consistência e decidibilidade da matemática</text:p>
                    <text:list>
                      <text:list-item>
                        <text:p>Necessidade de formalizar operações efetivas sobre objetos concretos (números naturais)</text:p>
                        <text:list>
                          <text:list-item>
                            <text:p>Tentativa de encontrar um conjunto completo e consistente de axiomas para toda a matemátic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1931: prova da indecidibilidade, por Gödel</text:p>
                <text:list>
                  <text:list-item>
                    <text:p>Existência de enunciados matemáticos indecidíveis</text:p>
                  </text:list-item>
                </text:list>
              </text:list-item>
              <text:list-item>
                <text:p>1936: cálculo-λ, por Church</text:p>
                <text:list>
                  <text:list-item>
                    <text:p>Conceito de funções anônimas (funções sem nome)</text:p>
                    <text:list>
                      <text:list-item>
                        <text:p>Equivalente à MT em termos de capacidade computacional,</text:p>
                        <text:list>
                          <text:list-item>
                            <text:p>Influenciou linguagens de programação funcionais, como Lis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1937: MT, por Turing</text:p>
                <text:list>
                  <text:list-item>
                    <text:p>Modelo matemático (teórico) para estudar números computáveis</text:p>
                  </text:list-item>
                  <text:list-item>
                    <text:p>Conceito de "máquinas automáticas"</text:p>
                    <text:list>
                      <text:list-item>
                        <text:p>uma máquina com uma fita para leitura e escrita de caracteres e uma memória de estados finita</text:p>
                      </text:list-item>
                    </text:list>
                  </text:list-item>
                  <text:list-item>
                    <text:p>Equivalência com o conceito de computável de Chu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ese de Church-Turing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alquer função que pode ser calculada por um procedimento efetivo (ou algoritmo), pode ser calculada por uma MT</text:p>
              </text:list-item>
              <text:list-item>
                <text:p>A MT se torna um modelo fundamental para a teoria da computação</text:p>
                <text:list>
                  <text:list-item>
                    <text:p>Influenciando o desenvolvimento de computadores e linguagens de programação</text:p>
                  </text:list-item>
                </text:list>
              </text:list-item>
            </text:list>
          </draw:text-box>
        </draw:frame>
        <draw:frame draw:style-name="gr2" draw:layer="layout" svg:width="20.751cm" svg:height="1.893cm" svg:x="3.631cm" svg:y="17.846cm">
          <draw:text-box>
            <text:p>Tese = “funciona”. Amplamente aceito, porém não é uma verdade matemática no mesmo sentido de um teorema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mputabilidad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É natural e não possui uma definição definitiva</text:p>
                <text:list>
                  <text:list-item>
                    <text:p>Similar a outros conceitos fundamentais como tempo, espaço, movimento, força e vida</text:p>
                  </text:list-item>
                </text:list>
              </text:list-item>
              <text:list-item>
                <text:p>A Computação é tanto Ciência, quanto Física ou Biologia</text:p>
                <text:list>
                  <text:list-item>
                    <text:p>Sujeita a construção de teorias potencialmente refutáveis</text:p>
                  </text:list-item>
                </text:list>
              </text:list-item>
              <text:list-item>
                <text:p>A busca por um modelo formal do que é computável culminou na Tese de Church-Turing,</text:p>
                <text:list>
                  <text:list-item>
                    <text:p>estabelecendo um fundamento sólido para a teoria da computação</text:p>
                    <text:list>
                      <text:list-item>
                        <text:p>e mostrando a intersecção entre matemática e ciência empíric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3.519cm" svg:height="1.945cm" svg:x="13.601cm" svg:y="19.055cm">
          <draw:text-box>
            <text:p>se baseia em observações, experimentações e experiências diretas</text:p>
          </draw:text-box>
        </draw:frame>
        <draw:line draw:style-name="gr4" draw:text-style-name="P10" draw:layer="layout" svg:x1="21.438cm" svg:y1="18.764cm" svg:x2="22.622cm" svg:y2="16.3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Parad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roblema da Parada (Halting Problem)</text:p>
                <text:list>
                  <text:list-item>
                    <text:p>Turing provou a indecidibilidade do <text:span text:style-name="T4">problema da parada</text:span> :</text:p>
                    <text:list>
                      <text:list-item>
                        <text:p>questiona se existe um algoritmo que pode determinar se um programa de computador, dado uma entrada específica, eventualmente irá <text:span text:style-name="T5">parar</text:span> (terminar) ou continuará a rodar indefinidamente</text:p>
                      </text:list-item>
                    </text:list>
                  </text:list-item>
                </text:list>
              </text:list-item>
              <text:list-item>
                <text:p>Turing e Church</text:p>
                <text:list>
                  <text:list-item>
                    <text:p>Não existe um processo algorítmico geral para determinar a veracidade de proposições matemáticas</text:p>
                    <text:list>
                      <text:list-item>
                        <text:p>Mostra as limitações de sistemas formais e de algoritm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MT Universal (MTU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Turing é quem de fato demonstra matematicamente que é possível construir uma máquina programável</text:p>
                <text:list>
                  <text:list-item>
                    <text:p>que lê programas e os executa</text:p>
                  </text:list-item>
                  <text:list-item>
                    <text:p>antes dos primeiros computadores</text:p>
                  </text:list-item>
                </text:list>
              </text:list-item>
              <text:list-item>
                <text:p>Cada MT realiza uma só tarefa</text:p>
              </text:list-item>
              <text:list-item>
                <text:p>MT Universal (MTU)</text:p>
                <text:list>
                  <text:list-item>
                    <text:p>Capaz de simular qualquer outra MT</text:p>
                    <text:list>
                      <text:list-item>
                        <text:p>Ilustra o conceito de um interpretador de linguagem de program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 text:style-name="P9">MTs e linguagen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ada MT aceita uma única linguagem, ou seja,</text:p>
                <text:list>
                  <text:list-item>
                    <text:p>existe um mapeamento entre a MT e a linguagem que ela aceita</text:p>
                  </text:list-item>
                </text:list>
              </text:list-item>
              <text:list-item>
                <text:p>É possível definir uma quantidade infinita de MT que aceitam a mesma linguagem, ao adicionar instruções inúteis que nunca serão executadas</text:p>
              </text:list-item>
              <text:list-item>
                <text:p>Quando uma MT nunca <text:span text:style-name="T5">para</text:span> (<text:span text:style-name="T6">nunca chega a um estado de aceitação</text:span>), independentemente da cadeia de entrada, ou seja, não consegue aceitar nenhuma cadeia de símbolos,</text:p>
                <text:list>
                  <text:list-item>
                    <text:p>dizemos que ela reconhece a linguagem vazia porque não possui nenhuma cade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Linguagens e limitações de uma 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<text:span text:style-name="T6">Máquina que aceita Σ</text:span><text:span text:style-name="T7">*</text:span> : <text:s/>é a máquina que <text:span text:style-name="T5">para</text:span> em um <text:span text:style-name="T8">estado final</text:span>, para todas as cadeias em Σ<text:span text:style-name="T9">*</text:span> <text:s/>,</text:p>
                <text:list>
                  <text:list-item>
                    <text:p>onde Σ é o alfabeto de entrada da máquina.</text:p>
                    <text:list>
                      <text:list-item>
                        <text:p>Σ<text:span text:style-name="T10">*</text:span> representa o conjunto de todas as possíveis cadeias que podem ser formadas usando os símbolos do alfabeto Σ, incluindo a cadeia vazia (ε)</text:p>
                      </text:list-item>
                    </text:list>
                  </text:list-item>
                </text:list>
              </text:list-item>
              <text:list-item>
                <text:p>Toda MT define uma linguagem, e existem infinitas máquinas que definem a mesma linguagem</text:p>
                <text:list>
                  <text:list-item>
                    <text:p>o inverso não é verdadeiro</text:p>
                  </text:list-item>
                </text:list>
              </text:list-item>
              <text:list-item>
                <text:p>Existem muito mais linguagens não aceitas por MT do que linguagens aceitas</text:p>
              </text:list-item>
            </text:list>
          </draw:text-box>
        </draw:frame>
        <draw:frame draw:style-name="gr5" draw:layer="layout" svg:width="7.17cm" svg:height="1.072cm" svg:x="19.83cm" svg:y="19.026cm">
          <draw:text-box>
            <text:p><text:span text:style-name="T10">*</text:span><text:span text:style-name="T10"><text:tab/></text:span>fecho de Kleen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cursividad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apacidade de uma linguagem ser decidida por uma MT que sempre <text:span text:style-name="T5">para</text:span>,</text:p>
                <text:list>
                  <text:list-item>
                    <text:p>retornando "sim" para cadeias que pertencem à linguagem</text:p>
                  </text:list-item>
                  <text:list-item>
                    <text:p>e "não" para as que não pertencem</text:p>
                  </text:list-item>
                </text:list>
              </text:list-item>
              <text:list-item>
                <text:p>Uma linguagem é recursiva se existe uma função característica Turing-computável que mapeia cada cadeia da linguagem em 1 (se pertence) ou 0 (se não pertence)</text:p>
              </text:list-item>
              <text:list-item>
                <text:p>Essencialmente, uma linguagem é recursiva se existe um algoritmo que sempre consegue determinar se uma dada cadeia faz parte dela ou não,</text:p>
                <text:list>
                  <text:list-item>
                    <text:p>o que garante que o processo de decisão sempre termina com uma respo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Recursiv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recursividade em MTs está relacionada à capacidade de computação e à <text:span text:style-name="T11">decidibilidade</text:span> de problemas, ou seja,</text:p>
                <text:list>
                  <text:list-item>
                    <text:p>a existência de um algoritmo que sempre consegue determinar se uma dada cadeia pertence ou não a uma linguagem</text:p>
                  </text:list-item>
                </text:list>
              </text:list-item>
              <text:list-item>
                <text:p>A recursividade em <text:span text:style-name="T12">linguagens de programação</text:span> é uma técnica utilizada para implementar algoritmos</text:p>
                <text:list>
                  <text:list-item>
                    <text:p>onde uma função chama a si mesma repetid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 text:style-name="P9">Decidível e semidecidível 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Linguagens <text:span text:style-name="T8">recursivamente enumeráveis (RE)</text:span> (<text:span text:style-name="T6">semidecidíveis</text:span>)</text:p>
                <text:list>
                  <text:list-item>
                    <text:p>são aquelas para as quais existe uma MT que aceita todas as cadeias da linguagem, mas pode não rejeitar cadeias fora da linguagem</text:p>
                    <text:list>
                      <text:list-item>
                        <text:p><text:span text:style-name="T6">pode não </text:span><text:span text:style-name="T5">parar</text:span></text:p>
                      </text:list-item>
                    </text:list>
                  </text:list-item>
                </text:list>
              </text:list-item>
              <text:list-item>
                <text:p>Linguagens <text:span text:style-name="T12">recursivas</text:span> (<text:span text:style-name="T6">decidíveis</text:span>)</text:p>
                <text:list>
                  <text:list-item>
                    <text:p>são um subconjunto das linguagens <text:s/><text:span text:style-name="T8">RE </text:span>, onde a MT sempre <text:span text:style-name="T5">para</text:span> e decide corretamente se uma cadeia pertence ou não à linguagem</text:p>
                    <text:list>
                      <text:list-item>
                        <text:p><text:span text:style-name="T6">sempre </text:span><text:span text:style-name="T5">para</text:span><text:span text:style-name="T6"> e aceita ou rejei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1.318cm" svg:x="1cm" svg:y="0.841cm" presentation:class="title" presentation:user-transformed="true">
          <draw:text-box>
            <text:p>Recursivamente Enumerável (RE)</text:p>
          </draw:text-box>
        </draw:frame>
        <draw:frame presentation:style-name="pr1" draw:layer="layout" svg:width="26cm" svg:height="15.75cm" svg:x="1cm" svg:y="4.75cm" presentation:class="outline" presentation:user-transformed="true">
          <draw:text-box>
            <text:list text:style-name="L1">
              <text:list-item>
                <text:p text:style-name="P12">Uma linguagem <text:s text:c="2"/><text:span text:style-name="T6">L ⊆ Σ</text:span><text:span text:style-name="T13">*</text:span> <text:s text:c="2"/>é <text:s text:c="2"/><text:span text:style-name="T8">RE</text:span><text:span text:style-name="T6"> </text:span><text:s/>se, e somente se, existe uma MT <text:s/><text:span text:style-name="T6">M</text:span> , tal que, <text:s/><text:span text:style-name="T6">L(M) = L</text:span></text:p>
                <text:list>
                  <text:list-item>
                    <text:p>Dada uma <text:s/><text:span text:style-name="T6">L</text:span> <text:s/>que é <text:s/><text:span text:style-name="T8">RE </text:span>, então pode-se construir uma MT que aceita exatamente essa linguagem</text:p>
                  </text:list-item>
                  <text:list-item>
                    <text:p><text:span text:style-name="T14">L</text:span><text:span text:style-name="T15"> </text:span><text:span text:style-name="T16">: conjunto de cadeias formadas por símbolos de um alfabeto</text:span></text:p>
                  </text:list-item>
                  <text:list-item>
                    <text:p><text:span text:style-name="T14">L(M)</text:span><text:span text:style-name="T15"> </text:span>: a linguagem aceita pela MT <text:span text:style-name="T6">M</text:span></text:p>
                    <text:list>
                      <text:list-item>
                        <text:p>conjunto de todas as cadeias <text:span text:style-name="T6">w</text:span> para as quais a MT <text:span text:style-name="T6">M</text:span>, ao receber <text:span text:style-name="T6">w</text:span> como entrada, <text:span text:style-name="T5">para</text:span> em um estado final</text:p>
                      </text:list-item>
                    </text:list>
                  </text:list-item>
                  <text:list-item>
                    <text:p><text:span text:style-name="T14">L ⊆ Σ</text:span><text:span text:style-name="T17">*</text:span> : a linguagem <text:span text:style-name="T6">L</text:span> é um subconjunto de <text:span text:style-name="T6">Σ</text:span><text:span text:style-name="T13">*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2cm" svg:height="0.988cm" svg:x="15cm" svg:y="18.762cm">
          <draw:text-box>
            <text:p><text:span text:style-name="T8">RE</text:span> = semidecidível, pode não parar</text:p>
          </draw:text-box>
        </draw:frame>
        <draw:path draw:style-name="gr7" draw:text-style-name="P10" draw:layer="layout" svg:width="8.573cm" svg:height="2.497cm" draw:transform="skewX (0.00139626340159547) rotate (0.0294960643587042) translate (2.67981239266095cm 7.00286014042797cm)" svg:viewBox="0 0 8574 2498" svg:d="M0 2498c8504 1 8574-2498 8574-2498">
          <text:p/>
        </draw:path>
        <draw:path draw:style-name="gr7" draw:text-style-name="P10" draw:layer="layout" svg:width="6.313cm" svg:height="1.532cm" draw:transform="skewX (0.0633554518473941) rotate (0.916472390222222) translate (3.24999999996345cm 10.7499999999681cm)" svg:viewBox="0 0 6314 1533" svg:d="M0 0c3697 0 6314 1533 6314 1533">
          <text:p/>
        </draw:path>
        <draw:path draw:style-name="gr7" draw:text-style-name="P10" draw:layer="layout" svg:width="1.315cm" svg:height="0.749cm" svg:x="15.5cm" svg:y="11cm" svg:viewBox="0 0 1316 750" svg:d="M0 0c1750 0 1250 750 1250 750">
          <text:p/>
        </draw:path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MTs e linguagens R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ara demonstrar que uma <text:s/><text:span text:style-name="T6">L</text:span> <text:s/>é <text:s/><text:span text:style-name="T8">RE</text:span> ,</text:p>
                <text:list>
                  <text:list-item>
                    <text:p>basta construir uma MT que a reconheça ,</text:p>
                    <text:list>
                      <text:list-item>
                        <text:p>que pare em um estado de aceitação para as entradas pertencentes à linguagem ;</text:p>
                        <text:list>
                          <text:list-item>
                            <text:p>não é necessário que a MT sempre par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ma MT pode reconhecer strings que não são codificações válidas de MTs ,</text:p>
                <text:list>
                  <text:list-item>
                    <text:p>verificando se seguem a sintaxe definida para codificar MTs .</text:p>
                    <text:list>
                      <text:list-item>
                        <text:p>Se não obedecer a essa sintaxe (por exemplo, se tiver um formato inválido, símbolos não permitidos ou uma estrutura inconsistente) ,</text:p>
                        <text:list>
                          <text:list-item>
                            <text:p>a MT pode imediatamente rejeitá-la (<text:span text:style-name="T5">parando</text:span> em um estado <text:span text:style-name="T6">não final</text:span>), ou entrar em um estado <text:span text:style-name="T11">de er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4" draw:layer="layout" svg:width="16cm" svg:height="2.462cm" svg:x="11.5cm" svg:y="18.5cm">
          <draw:text-box>
            <text:p><text:span text:style-name="T18">transita para um estado específico que representa a detecção de uma entrada </text:span><text:span text:style-name="T18">inválida</text:span></text:p>
          </draw:text-box>
        </draw:frame>
        <draw:line draw:style-name="gr9" draw:text-style-name="P10" draw:layer="layout" svg:x1="14cm" svg:y1="18.5cm" svg:x2="13.25cm" svg:y2="17.5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inguagem Paradoxal (LP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Linguagem Paradoxal (LP)</text:p>
                <text:list>
                  <text:list-item>
                    <text:p>Definida como o conjunto de MT que não aceitam a si mesmas</text:p>
                  </text:list-item>
                  <text:list-item>
                    <text:p>Formalmente, pode ser expressa como<text:line-break/><text:tab/><text:tab/>LP = { M | M é uma MT e M não aceita M}</text:p>
                  </text:list-item>
                  <text:list-item>
                    <text:p>Não é <text:span text:style-name="T8">recursivamente enumerável</text:span>, devido a um <text:span text:style-name="T6">argumento de contradição</text:span></text:p>
                    <text:list>
                      <text:list-item>
                        <text:p>O <text:span text:style-name="T6">argumento de contradição</text:span> mostra que a existência de uma MT que reconhece a LP leva a uma situação impossível, onde a MT teria que aceitar e não aceitar sua própria codificação ao mesmo tempo</text:p>
                        <text:list>
                          <text:list-item>
                            <text:p>Isso prova que uma tal MT não pode existir e, consequentemente, que a LP <text:span text:style-name="T11">não é</text:span> <text:span text:style-name="T8">recursivamente enumerá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3" draw:layer="layout" svg:width="15cm" svg:height="3.511cm" svg:x="11.75cm" svg:y="16.75cm">
          <draw:text-box>
            <text:list text:style-name="L2">
              <text:list-item>
                <text:p><text:span text:style-name="T8">RE</text:span> = semidecidível, pode não <text:span text:style-name="T5">parar</text:span></text:p>
              </text:list-item>
              <text:list-item>
                <text:p><text:span text:style-name="T11">não é</text:span> <text:s/><text:span text:style-name="T8">RE :</text:span> não pertence à classe de linguagens que podem ser reconhecidas por uma M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Autoaceita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a MT "aceita a si mesma" se, ao executar com sua própria descrição codificada como entrada, ela atinge o <text:span text:style-name="T6">estado final</text:span></text:p>
                <text:list>
                  <text:list-item>
                    <text:p>MTs podem ser representadas como strings finitas, permitindo que sejam usadas como entrada para outras MTs</text:p>
                  </text:list-item>
                </text:list>
              </text:list-item>
              <text:list-item>
                <text:p>P = {M | M ∈ Σ<text:span text:style-name="T19">Turing</text:span> <text:s/>e <text:s/>M aceita M}</text:p>
                <text:list>
                  <text:list-item>
                    <text:p><text:span text:style-name="T14">P</text:span> : linguagem das MT que aceitam a si mesmas</text:p>
                  </text:list-item>
                  <text:list-item>
                    <text:p><text:span text:style-name="T14">M</text:span> : uma Máquina de Turing</text:p>
                  </text:list-item>
                  <text:list-item>
                    <text:p><text:span text:style-name="T14">Σ</text:span><text:span text:style-name="T20">Turing</text:span><text:span text:style-name="T19"> </text:span>: conjunto de todas as codificações de MTs</text:p>
                  </text:list-item>
                  <text:list-item>
                    <text:p><text:span text:style-name="T14">M aceita M</text:span> : a MT M, ao receber sua própria codificação como entrada, <text:span text:style-name="T5">para</text:span> em um estad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efinições de P e ¬P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 = {M | M aceita M}</text:p>
                <text:list>
                  <text:list-item>
                    <text:p>conjunto que contém todas as MT que aceitam sua própria codificação como entrada</text:p>
                  </text:list-item>
                </text:list>
              </text:list-item>
              <text:list-item>
                <text:p>¬P = {M | M não aceita M}</text:p>
                <text:list>
                  <text:list-item>
                    <text:p>o complemento de P é o conjunto de todas as MT que não aceitam sua própria codificação como entrada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4cm" svg:height="1.072cm" svg:x="23.3cm" svg:y="0cm">
          <draw:text-box>
            <text:p text:style-name="P15">196</text:p>
          </draw:text-box>
        </draw:frame>
        <draw:frame draw:style-name="gr6" draw:text-style-name="P13" draw:layer="layout" svg:width="9.5cm" svg:height="0.988cm" svg:x="17cm" svg:y="2.5cm">
          <draw:text-box>
            <text:p>¬ = complemento</text:p>
          </draw:text-box>
        </draw:frame>
        <draw:frame draw:style-name="gr6" draw:text-style-name="P13" draw:layer="layout" svg:width="14.25cm" svg:height="0.988cm" svg:x="1.25cm" svg:y="13.75cm">
          <draw:text-box>
            <text:p>complemento do conjunto P</text:p>
          </draw:text-box>
        </draw:frame>
        <draw:path draw:style-name="gr7" draw:text-style-name="P10" draw:layer="layout" svg:width="3.972cm" svg:height="2.17cm" draw:transform="rotate (-2.18148703206771) translate (3.52845261169888cm 10.4948233975604cm)" svg:viewBox="0 0 3973 2171" svg:d="M0 2171c3052 0 3973-2171 3973-2171">
          <text:p/>
        </draw:path>
        <draw:line draw:style-name="gr7" draw:text-style-name="P10" draw:layer="layout" svg:x1="2.25cm" svg:y1="4.75cm" svg:x2="2.5cm" svg:y2="5.5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O ¬P é recursivamente enumeráve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¬P é um conjunto <text:span text:style-name="T8">recursivamente enumerável</text:span></text:p>
                <text:list>
                  <text:list-item>
                    <text:p>Isso significa que existe uma MT que pode listar todos os elementos de ¬P</text:p>
                    <text:list>
                      <text:list-item>
                        <text:p>Em outras palavras, existe uma MT que aceita uma máquina M se esta não aceita sua própria codificação</text:p>
                      </text:list-item>
                    </text:list>
                  </text:list-item>
                </text:list>
              </text:list-item>
              <text:list-item>
                <text:p>Implicação</text:p>
                <text:list>
                  <text:list-item>
                    <text:p>Se uma MT <text:s/>M <text:s/>rejeita a si mesma como entrada, isso significa que M pertence ao conjunto ¬P</text:p>
                    <text:list>
                      <text:list-item>
                        <text:p>A MT que reconhece ¬P aceitaria então M</text:p>
                      </text:list-item>
                    </text:list>
                  </text:list-item>
                  <text:list-item>
                    <text:p>O conjunto das cadeias que não são MT é facilmente aceito por uma MT,</text:p>
                    <text:list>
                      <text:list-item>
                        <text:p>significando que é relativamente simples construir uma MT que reconheça todas as cadeias de símbolos que não representam a codificação de uma MT válid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12cm" svg:height="0.988cm" svg:x="15.5cm" svg:y="19.5cm">
          <draw:text-box>
            <text:p><text:span text:style-name="T8">RE</text:span> = semidecidível, pode não parar</text:p>
          </draw:text-box>
        </draw:frame>
        <draw:frame draw:style-name="gr6" draw:text-style-name="P13" draw:layer="layout" svg:width="6.5cm" svg:height="0.988cm" svg:x="20.5cm" svg:y="2.512cm">
          <draw:text-box>
            <text:p>¬ = complemento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Reconhece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istem problemas para os quais podemos verificar uma solução (reconhecer),</text:p>
                <text:list>
                  <text:list-item>
                    <text:list>
                      <text:list-item>
                        <text:p>mas não podemos determinar se uma solução existe (decidir)</text:p>
                      </text:list-item>
                    </text:list>
                  </text:list-item>
                </text:list>
              </text:list-item>
              <text:list-item>
                <text:p>Verificar (reconhecer)</text:p>
                <text:list>
                  <text:list-item>
                    <text:p>Uma MT pode ser programada para reconhecer soluções</text:p>
                    <text:list>
                      <text:list-item>
                        <text:p>Isso significa que, se fornecermos uma cadeia (solução) à MT, ela pode executar seu conjunto de instruções e determinar se essa cadeia é uma solução válida para o problema</text:p>
                        <text:list>
                          <text:list-item>
                            <text:p>Se for, a MT aceitará essa cadeia, entrando em um estado de aceita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9.5cm" svg:height="2.462cm" svg:x="17cm" svg:y="16.25cm">
          <draw:text-box>
            <text:p>chegou a um estado final, indicando que a entrada foi reconhecida como válida</text:p>
          </draw:text-box>
        </draw:frame>
        <draw:line draw:style-name="gr7" draw:text-style-name="P10" draw:layer="layout" svg:x1="21.5cm" svg:y1="16.25cm" svg:x2="23.75cm" svg:y2="14.25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ecidi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terminar (decidir)</text:p>
                <text:list>
                  <text:list-item>
                    <text:p>Significa determinar se existe uma solução para qualquer entrada fornecida</text:p>
                    <text:list>
                      <text:list-item>
                        <text:p>Para alguns problemas, não há uma maneira garantida de uma MT descobrir se uma solução existe ou não</text:p>
                        <text:list>
                          <text:list-item>
                            <text:p>A MT pode não <text:span text:style-name="T5">parar</text:span> nunca ou pode entrar em um ciclo infinito sem encontrar a solu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unção característica F<text:span text:style-name="T21">L</text:span>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É implementada rodando 2 MTs em paralelo</text:p>
                <text:list>
                  <text:list-item>
                    <text:p>uma que aceita todas as cadeias de uma linguagem L , </text:p>
                  </text:list-item>
                  <text:list-item>
                    <text:p>e outra que aceita todas as cadeias que não estão em L</text:p>
                    <text:list>
                      <text:list-item>
                        <text:p>(ou seja, o complemento <text:s/><text:span text:style-name="T22">L</text:span>)</text:p>
                      </text:list-item>
                    </text:list>
                  </text:list-item>
                </text:list>
              </text:list-item>
              <text:list-item>
                <text:p>A função retorna 1 se a cadeia pertence a L, e 0 caso contrário</text:p>
              </text:list-item>
              <text:list-item>
                <text:p>Para uma linguagem <text:s/>L ⊆ Σ<text:span text:style-name="T10">∗</text:span> , <text:s/>L é recursiva (decidível) se, e somente se, tanto L quanto seu complemento <text:span text:style-name="T22">L</text:span> são <text:span text:style-name="T8">recursivamente enumeráveis</text:span> (semidecidíveis)</text:p>
                <text:list>
                  <text:list-item>
                    <text:p>Isso ocorre porque, se L e <text:span text:style-name="T22">L</text:span> são <text:span text:style-name="T8">RE</text:span>, podemos usar a execução em paralelo das duas MTs para garantir que a MT principal sempre pare e decida se uma cadeia pertence a <text:s/>L ou a <text:span text:style-name="T22">L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2cm" svg:height="0.988cm" svg:x="15cm" svg:y="19.262cm">
          <draw:text-box>
            <text:p><text:span text:style-name="T8">RE</text:span> = semidecidível, pode não parar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Recursividade e comple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 L é recursiva, então <text:span text:style-name="T22">L</text:span> também é recursiva</text:p>
                <text:list>
                  <text:list-item>
                    <text:p>Isso porque a MT que decide L pode ser adaptada para decidir <text:span text:style-name="T22">L</text:span> <text:s text:c="3"/>simplesmente invertendo suas respostas (aceitar quando L rejeita e vice-versa)</text:p>
                  </text:list-item>
                </text:list>
              </text:list-item>
              <text:list-item>
                <text:p>A execução em paralelo é essencial nesse contexto porque garante que a MT principal sempre pare, mesmo que uma das MTs individuais (para L ou <text:span text:style-name="T22">L</text:span>) não <text:span text:style-name="T5">pare</text:span> para certas entradas</text:p>
                <text:list>
                  <text:list-item>
                    <text:p>Dessa forma, a MT principal consegue decidir L de maneira eficiente e comple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 Problema da Parada Paradoxal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estiona se uma MT <text:span text:style-name="T5">para</text:span> quando recebe seu próprio código como entrada : <text:s/>o problema é indecidível</text:p>
                <text:list>
                  <text:list-item>
                    <text:p>Implica que a linguagem das MTs que não se aceitam (e consequentemente, as que se aceitam) não é <text:span text:style-name="T11">recursiva</text:span></text:p>
                    <text:list>
                      <text:list-item>
                        <text:p>Para uma linguagem ser <text:span text:style-name="T11">recursiva</text:span>, deve existir uma MT que sempre decide (<text:span text:style-name="T5">para</text:span> e dá uma resposta) se uma cadeia pertence ou não à linguagem</text:p>
                      </text:list-item>
                    </text:list>
                  </text:list-item>
                </text:list>
              </text:list-item>
              <text:list-item>
                <text:p>A tentativa de criar um algoritmo para determinar se uma MT <text:span text:style-name="T5">para</text:span> com seu próprio código leva a uma contradição lógica,</text:p>
                <text:list>
                  <text:list-item>
                    <text:p>demonstrando a indecidibilidade desse problema e</text:p>
                    <text:list>
                      <text:list-item>
                        <text:p>a não recursividade das linguagens relacionad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1.318cm" svg:x="1cm" svg:y="0.841cm" presentation:class="title" presentation:user-transformed="true">
          <draw:text-box>
            <text:p>Indecidi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indecidibilidade e a impossibilidade de detecção de comportamentos em programas:</text:p>
                <text:list>
                  <text:list-item>
                    <text:p>Um problema relevante com parada de máquinas é o problema da parada <text:s/><text:span text:style-name="T6">L</text:span><text:span text:style-name="T23">Para</text:span><text:span text:style-name="T21"> </text:span><text:s/>que é a linguagem das cadeias <text:s/><text:span text:style-name="T6">M$d</text:span> , onde <text:s/><text:span text:style-name="T6">M</text:span> <text:s/>é uma MT , <text:s/><text:span text:style-name="T6">d</text:span> <text:s/>uma cadeia qualquer, e <text:s/><text:span text:style-name="T6">M </text:span><text:s/><text:span text:style-name="T5">para</text:span> (aceitando portanto) quando tem <text:s/><text:span text:style-name="T6">d</text:span> <text:s/>por entrada</text:p>
                  </text:list-item>
                  <text:list-item>
                    <text:p>É indecidível determinar se <text:s/><text:span text:style-name="T6">M$d</text:span> <text:s/>pertence a <text:s/><text:span text:style-name="T6">L</text:span><text:span text:style-name="T23">Para</text:span></text:p>
                    <text:list>
                      <text:list-item>
                        <text:p>Não existe um algoritmo geral que determine se uma MT <text:s/><text:span text:style-name="T6">M</text:span> <text:s/><text:span text:style-name="T5">para</text:span> para uma entrada arbitrária <text:s/><text:span text:style-name="T6">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3" draw:layer="layout" svg:width="11.5cm" svg:height="4.712cm" svg:x="16cm" svg:y="15.5cm">
          <draw:text-box>
            <text:p>M = MT <text:s/>M</text:p>
            <text:p>$ = símbolo separador</text:p>
            <text:p>d = entrada</text:p>
            <text:p>É uma notação que indica uma máquina de Turing específica (M) e os dados (d) que ela processará</text:p>
          </draw:text-box>
        </draw:frame>
        <draw:frame draw:style-name="gr13" draw:text-style-name="P13" draw:layer="layout" svg:width="13cm" svg:height="3.199cm" svg:x="1.25cm" svg:y="15.5cm">
          <draw:text-box>
            <text:p>L<text:span text:style-name="T21">Para</text:span> é um conjunto (ou linguagem) que contém todas as possíveis combinações de uma MT e uma entrada <text:span text:style-name="T6">d</text:span> para a qual essa MT <text:span text:style-name="T5">para</text:span></text:p>
          </draw:text-box>
        </draw:frame>
        <draw:path draw:style-name="gr7" draw:text-style-name="P10" draw:layer="layout" svg:width="3.785cm" svg:height="5.612cm" draw:transform="rotate (-0.519060919543114) translate (19.25cm 8.25cm)" svg:viewBox="0 0 3786 5613" svg:d="M0 0c4031 0 3783 5613 3783 5613">
          <text:p/>
        </draw:path>
        <draw:path draw:style-name="gr7" draw:text-style-name="P10" draw:layer="layout" svg:width="6.02cm" svg:height="3.211cm" draw:transform="rotate (-1.91375352481178) translate (9.02458054998126cm 9.32997972848684cm)" svg:viewBox="0 0 6021 3212" svg:d="M0 3212c3717 0 6021-3212 6021-3212">
          <text:p/>
        </draw:path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1.318cm" svg:x="1cm" svg:y="0.841cm" presentation:class="title" presentation:user-transformed="true">
          <draw:text-box>
            <text:p>Teorema de Rice</text:p>
          </draw:text-box>
        </draw:frame>
        <draw:frame presentation:style-name="pr5" draw:layer="layout" svg:width="26cm" svg:height="16cm" svg:x="1cm" svg:y="4cm" presentation:class="outline" presentation:user-transformed="true">
          <draw:text-box>
            <text:list text:style-name="L1">
              <text:list-item>
                <text:p>Demonstra que não é possível criar um algoritmo geral para verificar se uma MT aceita uma <text:span text:style-name="T8">propriedade</text:span><text:span text:style-name="T6"> não </text:span><text:span text:style-name="T8">trivial</text:span>, o que implica que diversos problemas relacionados ao comportamento das MTs são indecidíveis</text:p>
                <text:list>
                  <text:list-item>
                    <text:p><text:span text:style-name="T8">Propriedades</text:span> <text:span text:style-name="T6">não</text:span> <text:span text:style-name="T8">triviais</text:span> são características de cadeias sobre um alfabeto que não são universais (satisfeitas por todas as cadeias) nem impossíveis (não satisfeitas por nenhuma cadeia)</text:p>
                    <text:list>
                      <text:list-item>
                        <text:p>Elas se aplicam a algumas cadeias, mas não a todas</text:p>
                        <text:list>
                          <text:list-item>
                            <text:p>Exemplos incluem ter comprimento par, ser balanceada, ou começar e terminar com símbolos específicos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Propriedades triviais</text:span> são aquelas que são satisfeitas por todas as cadeias (como a linguagem Σ<text:span text:style-name="T10">*</text:span>) ou por nenhuma cadeia (como a linguagem vazia ∅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.635cm" svg:x="1cm" svg:y="0.183cm" presentation:class="title" presentation:user-transformed="true">
          <draw:text-box>
            <text:p>GI e linguagens RE</text:p>
          </draw:text-box>
        </draw:frame>
        <draw:frame presentation:style-name="pr9" draw:layer="layout" svg:width="26cm" svg:height="16cm" svg:x="1cm" svg:y="4cm" presentation:class="outline" presentation:user-transformed="true">
          <draw:text-box>
            <text:list text:style-name="L1">
              <text:list-item>
                <text:p>Gramáticas Irrestritas (GI) geram exatamente as linguagens recursivamente enumeráveis (RE)</text:p>
              </text:list-item>
              <text:list-item>
                <text:p>Uma máquina de Turing (MT) pode simular as derivações de uma GI, aceitando uma cadeia se ela for gerada pela gramática</text:p>
              </text:list-item>
              <text:list-item>
                <text:p>Essa simulação demonstra a equivalência entre GI e linguagens RE</text:p>
              </text:list-item>
            </text:list>
          </draw:text-box>
        </draw:frame>
        <draw:frame draw:style-name="gr6" draw:text-style-name="P13" draw:layer="layout" svg:width="12cm" svg:height="0.988cm" svg:x="15cm" svg:y="19.262cm">
          <draw:text-box>
            <text:p><text:span text:style-name="T8">RE</text:span> = semidecidível, pode não parar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9">GI e linguagens 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T aceita uma cadeia se, e somente se, ela puder ser derivada pela gramática</text:p>
              </text:list-item>
              <text:list-item>
                <text:p>Caso contrário, a MT entra em loop infinito</text:p>
              </text:list-item>
              <text:list-item>
                <text:p>Essa característica define as linguagens recursivamente enumeráveis: uma linguagem é RE se existe uma MT que a aceita dessa for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.635cm" svg:x="1cm" svg:y="0.183cm" presentation:class="title" presentation:user-transformed="true">
          <draw:text-box>
            <text:p>GI e MTs equivalentes</text:p>
          </draw:text-box>
        </draw:frame>
        <draw:frame presentation:style-name="pr9" draw:layer="layout" svg:width="26cm" svg:height="16.5cm" svg:x="1cm" svg:y="4cm" presentation:class="outline">
          <draw:text-box>
            <text:list text:style-name="L1">
              <text:list-item>
                <text:p>A recíproca também é verdadeira: dada uma MT, podemos construir uma GI que gera exatamente as cadeias aceitas pela MT</text:p>
              </text:list-item>
              <text:list-item>
                <text:p>A ideia é simular as configurações da MT usando as regras da GI</text:p>
              </text:list-item>
              <text:list-item>
                <text:p>Codificamos as configurações como cadeias <text:span text:style-name="T24">α</text:span><text:span text:style-name="T25">Q</text:span><text:span text:style-name="T26">β</text:span>, onde:</text:p>
                <text:list>
                  <text:list-item>
                    <text:p><text:span text:style-name="T24">α</text:span> é a parte da fita à esquerda da cabeça de leitura/escrita</text:p>
                  </text:list-item>
                  <text:list-item>
                    <text:p><text:span text:style-name="T25">Q</text:span> é o estado atual da MT</text:p>
                  </text:list-item>
                  <text:list-item>
                    <text:p><text:span text:style-name="T26">β</text:span> é a parte da fita à direita da cabeça de leitura/escrita (incluindo o símbolo sob a cabeça)</text:p>
                  </text:list-item>
                </text:list>
              </text:list-item>
            </text:list>
          </draw:text-box>
        </draw:frame>
        <draw:frame draw:style-name="gr14" draw:text-style-name="P13" draw:layer="layout" svg:width="4.041cm" svg:height="1.098cm" svg:x="11.569cm" svg:y="19.402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9">GI e MT</text:p>
          </draw:text-box>
        </draw:frame>
        <draw:frame presentation:style-name="pr9" draw:layer="layout" svg:width="26cm" svg:height="16.5cm" svg:x="1cm" svg:y="4cm" presentation:class="outline">
          <draw:text-box>
            <text:list text:style-name="L1">
              <text:list-item>
                <text:p>Para simular as transições da MT, a GI possui regras da forma Qσ → σ′Q′, correspondendo às quíntuplas de transição da MT〈Q, σ, Q′, σ′, →〉</text:p>
              </text:list-item>
              <text:list-item>
                <text:p>A configuração inicial é gerada por regras que produzem cadeias da forma α$Q<text:span text:style-name="T21">0</text:span>α, onde α é qualquer cadeia do alfabeto da MT e Q<text:span text:style-name="T21">0</text:span> é o estado inicial</text:p>
              </text:list-item>
              <text:list-item>
                <text:p>Assim, a GI gera uma cadeia se, e somente se, a MT pode alcançar a configuração correspond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GI e 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gramática simula a aceitação da MT através de regras como Qfσ → Qf , <text:s/>σQf → Qf <text:s text:c="2"/>e <text:s/>$Qf → ε , garantindo que a derivação termina quando a MT alcança um estado final</text:p>
              </text:list-item>
              <text:list-item>
                <text:p>Assim, uma cadeia é gerada pela GI se, e somente se, a MT a aceita</text:p>
              </text:list-item>
              <text:list-item>
                <text:p>Essa correspondência biunívoca demonstra a equivalência entre MTs e GIs</text:p>
                <text:list>
                  <text:list-item>
                    <text:p>Para toda gramática irrestrita G, existe uma MT M tal que <text:line-break/>L(M) = L(G)</text:p>
                  </text:list-item>
                  <text:list-item>
                    <text:p>Para toda MT M, existe uma gramática irrestrita G tal que <text:line-break/>L(M) = L(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8T17:53:55.124834400</dc:date>
    <meta:editing-duration>P2DT7H38M13S</meta:editing-duration>
    <meta:editing-cycles>301</meta:editing-cycles>
    <meta:generator>LibreOffice/25.2.3.2$Linux_X86_64 LibreOffice_project/520$Build-2</meta:generator>
    <meta:document-statistic meta:object-count="169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